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5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10" style:family="table-cell" style:parent-style-name="Default" style:data-style-name="N125"/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2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5"/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8"/>
        <table:table-column table:style-name="co3" table:default-cell-style-name="Default"/>
        <table:table-column table:style-name="co6" table:number-columns-repeated="2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octor blade [mu]</text:p>
          </table:table-cell>
          <table:table-cell office:value-type="string" calcext:value-type="string">
            <text:p>E+CC [mg]</text:p>
          </table:table-cell>
          <table:table-cell office:value-type="string" calcext:value-type="string">
            <text:p>E+CC [mu]</text:p>
          </table:table-cell>
          <table:table-cell office:value-type="string" calcext:value-type="string">
            <text:p>coin cell made?</text:p>
          </table:table-cell>
          <table:table-cell office:value-type="string" calcext:value-type="string">
            <text:p>AM [mg]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ycling program</text:p>
          </table:table-cell>
          <table:table-cell office:value-type="string" calcext:value-type="string">
            <text:p>start</text:p>
          </table:table-cell>
          <table:table-cell table:style-name="ce11" office:value-type="string" calcext:value-type="string">
            <text:p>3 cyc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.9" calcext:value-type="float">
            <text:p>1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 over 3</text:p>
          </table:table-cell>
          <table:table-cell table:style-name="ce11" office:value-type="date" office:date-value="2021-11-18T16:50:21" calcext:value-type="date">
            <text:p>Thu 18/Nov 21 16:50</text:p>
          </table:table-cell>
          <table:table-cell table:style-name="ce11" table:formula="of:=[.I2]+(5+21*2+6*3)/24" office:value-type="date" office:date-value="2021-11-21T09:50:21" calcext:value-type="date">
            <text:p>Sun 21/Nov 21 09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.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 over 3</text:p>
          </table:table-cell>
          <table:table-cell table:style-name="ce11" office:value-type="date" office:date-value="2021-11-18T16:50:21" calcext:value-type="date">
            <text:p>Thu 18/Nov 21 16:50</text:p>
          </table:table-cell>
          <table:table-cell table:style-name="ce11" table:formula="of:=[.I3]+(5+21*2+6*3)/24" office:value-type="date" office:date-value="2021-11-21T09:50:21" calcext:value-type="date">
            <text:p>Sun 21/Nov 21 09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.4" calcext:value-type="float">
            <text:p>1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 over 3</text:p>
          </table:table-cell>
          <table:table-cell table:style-name="ce11" office:value-type="date" office:date-value="2021-11-18T16:42:24" calcext:value-type="date">
            <text:p>Thu 18/Nov 21 16:42</text:p>
          </table:table-cell>
          <table:table-cell table:style-name="ce11" table:formula="of:=[.I4]+(6+21*2+6*3)/24" office:value-type="date" office:date-value="2021-11-21T10:42:24" calcext:value-type="date">
            <text:p>Sun 21/Nov 21 10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.4" calcext:value-type="float">
            <text:p>11.4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1.5" calcext:value-type="float">
            <text:p>11.5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.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1.2" calcext:value-type="float">
            <text:p>11.2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.3" calcext:value-type="float">
            <text:p>11.3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17.4" calcext:value-type="float">
            <text:p>17.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es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 over 3</text:p>
          </table:table-cell>
          <table:table-cell table:style-name="ce11" office:value-type="date" office:date-value="2021-11-22T12:00:00" calcext:value-type="date">
            <text:p>Mon 22/Nov 21 12:00</text:p>
          </table:table-cell>
          <table:table-cell table:style-name="ce11" table:formula="of:=[.I10]+(5+21*2+6*3)/24" office:value-type="date" office:date-value="2021-11-25T05:00:00" calcext:value-type="date">
            <text:p>Thu 25/Nov 21 05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7.8" calcext:value-type="float">
            <text:p>17.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c over 3</text:p>
          </table:table-cell>
          <table:table-cell table:style-name="ce11" office:value-type="date" office:date-value="2021-11-22T12:00:00" calcext:value-type="date">
            <text:p>Mon 22/Nov 21 12:00</text:p>
          </table:table-cell>
          <table:table-cell table:style-name="ce11" table:formula="of:=[.I11]+(5+21*2+6*3)/24" office:value-type="date" office:date-value="2021-11-25T05:00:00" calcext:value-type="date">
            <text:p>Thu 25/Nov 21 05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7.6" calcext:value-type="float">
            <text:p>17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 over 3</text:p>
          </table:table-cell>
          <table:table-cell table:style-name="ce11" office:value-type="date" office:date-value="2021-11-22T12:00:00" calcext:value-type="date">
            <text:p>Mon 22/Nov 21 12:00</text:p>
          </table:table-cell>
          <table:table-cell table:style-name="ce11" table:formula="of:=[.I12]+(5+21*2+6*3)/24" office:value-type="date" office:date-value="2021-11-25T05:00:00" calcext:value-type="date">
            <text:p>Thu 25/Nov 21 05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7.8" calcext:value-type="float">
            <text:p>17.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9"/>
          <table:table-cell table:style-name="ce12"/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2:08:56.362835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27:54.093727364</meta:creation-date>
    <meta:generator>LibreOffice/6.4.7.2$Linux_X86_64 LibreOffice_project/40$Build-2</meta:generator>
    <dc:date>2021-11-23T12:09:05.058496550</dc:date>
    <meta:editing-duration>PT1H37M24S</meta:editing-duration>
    <meta:editing-cycles>8</meta:editing-cycles>
    <meta:document-statistic meta:table-count="1" meta:cell-count="95" meta:object-count="0"/>
  </office:meta>
</office:document-meta>
</file>